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e62" officeooo:paragraph-rsid="001a8e62"/>
    </style:style>
    <style:style style:name="P2" style:family="paragraph" style:parent-style-name="Standard">
      <style:text-properties officeooo:rsid="001be6b5" officeooo:paragraph-rsid="001be6b5"/>
    </style:style>
    <style:style style:name="P3" style:family="paragraph" style:parent-style-name="Standard">
      <style:text-properties officeooo:paragraph-rsid="001d63ef"/>
    </style:style>
    <style:style style:name="P4" style:family="paragraph" style:parent-style-name="Standard">
      <style:text-properties officeooo:rsid="001db691" officeooo:paragraph-rsid="001db691"/>
    </style:style>
    <style:style style:name="P5" style:family="paragraph" style:parent-style-name="Standard">
      <style:text-properties officeooo:rsid="001db691" officeooo:paragraph-rsid="0020d840"/>
    </style:style>
    <style:style style:name="P6" style:family="paragraph" style:parent-style-name="Standard">
      <style:text-properties officeooo:rsid="001dc193" officeooo:paragraph-rsid="001dc193"/>
    </style:style>
    <style:style style:name="P7" style:family="paragraph" style:parent-style-name="Standard">
      <style:text-properties officeooo:rsid="001eb0a2" officeooo:paragraph-rsid="001eb0a2"/>
    </style:style>
    <style:style style:name="P8" style:family="paragraph" style:parent-style-name="Standard">
      <style:text-properties officeooo:rsid="00201b50" officeooo:paragraph-rsid="00201b50"/>
    </style:style>
    <style:style style:name="P9" style:family="paragraph" style:parent-style-name="Standard">
      <style:text-properties fo:language="en" fo:country="US" officeooo:rsid="00201b50" officeooo:paragraph-rsid="001db691"/>
    </style:style>
    <style:style style:name="P10" style:family="paragraph" style:parent-style-name="Standard">
      <style:text-properties officeooo:paragraph-rsid="00201b50"/>
    </style:style>
    <style:style style:name="P11" style:family="paragraph" style:parent-style-name="Standard">
      <style:text-properties officeooo:rsid="0020d840" officeooo:paragraph-rsid="0020d840"/>
    </style:style>
    <style:style style:name="P12" style:family="paragraph" style:parent-style-name="Standard">
      <style:text-properties officeooo:rsid="0022201d" officeooo:paragraph-rsid="0022201d"/>
    </style:style>
    <style:style style:name="P13" style:family="paragraph" style:parent-style-name="Standard">
      <style:text-properties officeooo:rsid="00201b50" officeooo:paragraph-rsid="00201b50"/>
    </style:style>
    <style:style style:name="P14" style:family="paragraph" style:parent-style-name="Standard">
      <style:text-properties officeooo:rsid="001dc193" officeooo:paragraph-rsid="00201b50"/>
    </style:style>
    <style:style style:name="P15" style:family="paragraph" style:parent-style-name="Standard">
      <style:text-properties officeooo:rsid="001dc193" officeooo:paragraph-rsid="001dc193"/>
    </style:style>
    <style:style style:name="P16" style:family="paragraph" style:parent-style-name="Standard">
      <style:text-properties officeooo:rsid="001be6b5" officeooo:paragraph-rsid="001be6b5"/>
    </style:style>
    <style:style style:name="P17" style:family="paragraph" style:parent-style-name="Standard">
      <style:text-properties officeooo:rsid="0020d840" officeooo:paragraph-rsid="0020d840"/>
    </style:style>
    <style:style style:name="P18" style:family="paragraph" style:parent-style-name="Standard">
      <style:text-properties officeooo:rsid="002369e5" officeooo:paragraph-rsid="002369e5"/>
    </style:style>
    <style:style style:name="P19" style:family="paragraph" style:parent-style-name="Standard">
      <style:text-properties officeooo:paragraph-rsid="002369e5"/>
    </style:style>
    <style:style style:name="P20" style:family="paragraph" style:parent-style-name="Standard">
      <style:text-properties officeooo:paragraph-rsid="00261d66"/>
    </style:style>
    <style:style style:name="P21" style:family="paragraph" style:parent-style-name="Standard">
      <style:text-properties officeooo:rsid="00261d66" officeooo:paragraph-rsid="00261d66"/>
    </style:style>
    <style:style style:name="T1" style:family="text">
      <style:text-properties officeooo:rsid="001be6b5"/>
    </style:style>
    <style:style style:name="T2" style:family="text">
      <style:text-properties officeooo:rsid="001d63ef"/>
    </style:style>
    <style:style style:name="T3" style:family="text">
      <style:text-properties officeooo:rsid="001db691"/>
    </style:style>
    <style:style style:name="T4" style:family="text">
      <style:text-properties officeooo:rsid="001a8e62"/>
    </style:style>
    <style:style style:name="T5" style:family="text">
      <style:text-properties officeooo:rsid="001dc193"/>
    </style:style>
    <style:style style:name="T6" style:family="text">
      <style:text-properties officeooo:rsid="001eb0a2"/>
    </style:style>
    <style:style style:name="T7" style:family="text">
      <style:text-properties officeooo:rsid="00201b50"/>
    </style:style>
    <style:style style:name="T8" style:family="text">
      <style:text-properties officeooo:rsid="0020d840"/>
    </style:style>
    <style:style style:name="T9" style:family="text">
      <style:text-properties officeooo:rsid="0022201d"/>
    </style:style>
    <style:style style:name="T10" style:family="text">
      <style:text-properties officeooo:rsid="002369e5"/>
    </style:style>
    <style:style style:name="T11" style:family="text">
      <style:text-properties officeooo:rsid="0025141a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normal" officeooo:rsid="00261d66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 officeooo:rsid="0026aabf"/>
    </style:style>
    <style:style style:name="T15" style:family="text">
      <style:text-properties officeooo:rsid="00261d66"/>
    </style:style>
    <style:style style:name="T16" style:family="text">
      <style:text-properties officeooo:rsid="0026a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0"><text:span text:style-name="T10">Hello, my name is iago and </text:span><text:span text:style-name="T11">I’ve workd in different trading desk for morgan stanley during m</text:span><text:span text:style-name="T15">y</text:span><text:span text:style-name="T11"> carreer</text:span></text:p>
      <text:p text:style-name="P20"><text:span text:style-name="T11">.Currently <text:s/>I am the manager of the Sales and trading team of Paris. </text:span></text:p>
      <text:p text:style-name="P20"/>
      <text:p text:style-name="P21">You might already know that</text:p>
      <text:p text:style-name="P20"><text:span text:style-name="T12">Morgan Stanley is a global dealer in interest rate and currency products, including interest rate cash and derivatives. </text:span></text:p>
      <text:p text:style-name="P20"><text:span text:style-name="T13">We also work in the development of </text:span><text:span text:style-name="T14">new</text:span><text:span text:style-name="T13"> investment and trading strategies for emerging-markets.</text:span></text:p>
      <text:p text:style-name="P19"><text:span text:style-name="T13"/></text:p>
      <text:p text:style-name="P21"><text:span text:style-name="T13">C</text:span><text:span text:style-name="T12">ould you introducte yourself please ?</text:span></text:p>
      <text:p text:style-name="P19"><text:span text:style-name="T12"/></text:p>
      <text:p text:style-name="P18"/>
      <text:p text:style-name="P2">Please have a seat <text:span text:style-name="T6">at the table</text:span>.</text:p>
      <text:p text:style-name="P2"/>
      <text:p text:style-name="P2">So I am going to ask you several questions related to your <text:span text:style-name="T3">experience, your </text:span>life and your personality <text:span text:style-name="T2">and you are going to answer </text:span><text:span text:style-name="T3">and then we gonna discuss about it. Then after the interview is finished I will get in contact with you to tell wheter your have been taken or not for the job, okay ?</text:span></text:p>
      <text:p text:style-name="P2"/>
      <text:p text:style-name="P3"><text:span text:style-name="T1">So lets start with the </text:span><text:span text:style-name="T2">common questions first .</text:span></text:p>
      <text:p text:style-name="P3"><text:span text:style-name="T3">1)- </text:span><text:span text:style-name="T2">So h</text:span><text:span text:style-name="T1">ow </text:span><text:span text:style-name="T2">do </text:span><text:span text:style-name="T1">you handle criticism ?</text:span></text:p>
      <text:p text:style-name="P5"/>
      <text:p text:style-name="P11">Ok and do you think it’s good to debate in that case ?</text:p>
      <text:p text:style-name="P3"/>
      <text:p text:style-name="P4">2)- <text:span text:style-name="T4">How do you see yourself five years from now ?</text:span></text:p>
      <text:p text:style-name="P4"/>
      <text:p text:style-name="P11">I know <text:span text:style-name="T9">that</text:span> was a tricky question because it’s impossible to predict the future.</text:p>
      <text:p text:style-name="P11"/>
      <text:p text:style-name="P11">Let’s move on to the following question</text:p>
      <text:p text:style-name="P7"/>
      <text:p text:style-name="P4">3)- What’s more important the money or the work ?</text:p>
      <text:p text:style-name="P4"/>
      <text:p text:style-name="P7">I <text:span text:style-name="T7">agree that those who work hard should be better rewarded even though that’s not always the case</text:span></text:p>
      <text:p text:style-name="P7"/>
      <text:p text:style-name="P4">4)- <text:span text:style-name="T5">What did you want to be when you were 10 years old ?</text:span></text:p>
      <text:p text:style-name="P9"/>
      <text:p text:style-name="P8">So you used to work as winemaker when you were younger.</text:p>
      <text:p text:style-name="P10"/>
      <text:p text:style-name="P8">A<text:span text:style-name="T8">nd I imagine it’s not an easy work, right ?</text:span></text:p>
      <text:p text:style-name="P8"/>
      <text:p text:style-name="P11">So you went from winemaker to engineer that’s awesome.</text:p>
      <text:p text:style-name="P11">Let’s continue.</text:p>
      <text:p text:style-name="P4"/>
      <text:p text:style-name="P6">5)- How many close friends do you have ?</text:p>
      <text:p text:style-name="P6"/>
      <text:p text:style-name="P11">So basically you can count them in one hand</text:p>
      <text:p text:style-name="P1"/>
      <text:p text:style-name="P11">That’s sounds reasonable, because you can’t have many close friends </text:p>
      <text:p text:style-name="P1"/>
      <text:p text:style-name="P14">Great so if you don’t have any further questions, we can end this interview here, I’ve asked pretty much all the questions I had to ask.</text:p>
      <text:p text:style-name="P6"><text:soft-page-break/></text:p>
      <text:p text:style-name="P12">« For me i think the dream job is to be a Trader, but it’s very time consuming job. »</text:p>
      <text:p text:style-name="P6"/>
      <text:p text:style-name="P6"/>
      <text:p text:style-name="P6">Thank you it’s been a pleasure to interview yo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2:10:31.408186734</meta:creation-date>
    <dc:date>2021-10-19T12:12:06.959884264</dc:date>
    <meta:editing-duration>PT23H43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358" meta:character-count="1871" meta:non-whitespace-character-count="1536"/>
  </office:meta>
</office:document-meta>
</file>